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12cm" fo:margin-left="0cm" table:align="left"/>
    </style:style>
    <style:style style:name="Table1.A" style:family="table-column">
      <style:table-column-properties style:column-width="4.676cm"/>
    </style:style>
    <style:style style:name="Table1.D" style:family="table-column">
      <style:table-column-properties style:column-width="4.7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d4d4d4" style:font-name="Droid Sans Mono" fo:font-size="15pt" fo:background-color="#1e1e1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1e1e1e" style:font-name="Liberation Serif" fo:font-size="18pt" style:text-underline-style="none" fo:font-weight="normal" officeooo:rsid="000b093b" officeooo:paragraph-rsid="000b093b" fo:background-color="transparent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1e1e1e" style:font-name="Liberation Serif" fo:font-size="18pt" style:text-underline-style="none" fo:font-weight="bold" officeooo:rsid="000b093b" officeooo:paragraph-rsid="000b093b" fo:background-color="transparent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e1e1e" fo:font-size="24pt" style:text-underline-style="solid" style:text-underline-width="auto" style:text-underline-color="font-color" fo:font-weight="bold" officeooo:rsid="00038375" officeooo:paragraph-rsid="00038375" fo:background-color="transparent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e1e1e" fo:font-size="10pt" style:text-underline-style="none" fo:font-weight="normal" officeooo:rsid="00038375" officeooo:paragraph-rsid="00038375" fo:background-color="transparent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e1e1e" fo:font-size="16pt" style:text-underline-style="none" fo:font-weight="bold" officeooo:rsid="00038375" officeooo:paragraph-rsid="00038375" fo:background-color="transparent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e1e1e" fo:font-size="16pt" style:text-underline-style="none" fo:font-weight="bold" officeooo:rsid="00096380" officeooo:paragraph-rsid="00096380" fo:background-color="transparent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38375" officeooo:paragraph-rsid="00038375" fo:background-color="transparent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690e9" officeooo:paragraph-rsid="000690e9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6f0a8" officeooo:paragraph-rsid="0006f0a8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2f28" officeooo:paragraph-rsid="0006f0a8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2f28" officeooo:paragraph-rsid="00072f28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2f28" officeooo:paragraph-rsid="000938fc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2f28" officeooo:paragraph-rsid="0009582b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2f28" officeooo:paragraph-rsid="00096380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7c4c" officeooo:paragraph-rsid="00077c4c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7c4c" officeooo:paragraph-rsid="000938fc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7c4c" officeooo:paragraph-rsid="0009582b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77c4c" officeooo:paragraph-rsid="00096380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938fc" officeooo:paragraph-rsid="000938fc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938fc" officeooo:paragraph-rsid="0009582b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938fc" officeooo:paragraph-rsid="00096380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96380" officeooo:paragraph-rsid="00096380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e1e1e" fo:font-size="14pt" style:text-underline-style="none" fo:font-weight="normal" officeooo:rsid="00096380" officeooo:paragraph-rsid="00096380" fo:background-color="transparent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e1e1e" fo:font-size="14pt" style:text-underline-style="none" fo:font-weight="bold" officeooo:rsid="00072f28" officeooo:paragraph-rsid="00072f28" fo:background-color="transparent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e1e1e" fo:font-size="14pt" style:text-underline-style="none" fo:font-weight="bold" officeooo:rsid="000938fc" officeooo:paragraph-rsid="000938fc" fo:background-color="transparent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e1e1e" fo:font-size="14pt" style:text-underline-style="none" fo:font-weight="bold" officeooo:rsid="0009582b" officeooo:paragraph-rsid="0009582b" fo:background-color="transparent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e1e1e" fo:font-size="14pt" style:text-underline-style="none" fo:font-weight="bold" officeooo:rsid="0009582b" officeooo:paragraph-rsid="00096380" fo:background-color="transparent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1e1e1e" fo:font-size="14pt" fo:font-weight="normal" officeooo:paragraph-rsid="00072f28" fo:background-color="transparent"/>
    </style:style>
    <style:style style:name="P30" style:family="paragraph" style:parent-style-name="Standard">
      <style:paragraph-properties fo:text-align="start" style:justify-single-word="false"/>
      <style:text-properties fo:color="#1e1e1e" fo:font-size="14pt" fo:font-weight="normal" officeooo:paragraph-rsid="00077c4c" fo:background-color="transparent"/>
    </style:style>
    <style:style style:name="P31" style:family="paragraph" style:parent-style-name="Standard">
      <style:paragraph-properties fo:text-align="start" style:justify-single-word="false"/>
      <style:text-properties fo:color="#1e1e1e" fo:font-size="14pt" fo:font-weight="normal" officeooo:paragraph-rsid="000938fc" fo:background-color="transparent"/>
    </style:style>
    <style:style style:name="P32" style:family="paragraph" style:parent-style-name="Standard">
      <style:paragraph-properties fo:text-align="start" style:justify-single-word="false"/>
      <style:text-properties fo:color="#1e1e1e" fo:font-size="14pt" fo:font-weight="normal" officeooo:paragraph-rsid="0009582b" fo:background-color="transparent"/>
    </style:style>
    <style:style style:name="P33" style:family="paragraph" style:parent-style-name="Standard">
      <style:paragraph-properties fo:text-align="start" style:justify-single-word="false"/>
      <style:text-properties fo:color="#1e1e1e" fo:font-size="14pt" fo:font-weight="normal" officeooo:paragraph-rsid="00096380" fo:background-color="transparent"/>
    </style:style>
    <style:style style:name="P34" style:family="paragraph" style:parent-style-name="Standard">
      <style:paragraph-properties fo:text-align="start" style:justify-single-word="false"/>
      <style:text-properties fo:color="#1e1e1e" fo:font-size="18pt" style:text-underline-style="none" fo:font-weight="bold" officeooo:rsid="000690e9" officeooo:paragraph-rsid="000690e9" fo:background-color="transparent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1e1e1e" fo:font-size="18pt" style:text-underline-style="none" fo:font-weight="bold" officeooo:rsid="0006f0a8" officeooo:paragraph-rsid="0006f0a8" fo:background-color="transparent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1e1e1e" fo:font-size="18pt" style:text-underline-style="none" fo:font-weight="bold" officeooo:rsid="00096380" officeooo:paragraph-rsid="00096380" fo:background-color="transparent" style:font-size-asian="15.75pt" style:font-weight-asian="bold" style:font-size-complex="1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e1e1e" style:font-name="Liberation Serif" fo:font-size="18pt" fo:background-color="transparent" style:font-size-asian="15.75pt" style:font-size-complex="18pt"/>
    </style:style>
    <style:style style:name="P38" style:family="paragraph" style:parent-style-name="Table_20_Contents">
      <style:paragraph-properties fo:text-align="start" style:justify-single-word="false"/>
      <style:text-properties fo:color="#1e1e1e" style:font-name="Liberation Serif" fo:font-size="18pt" officeooo:rsid="000b093b" officeooo:paragraph-rsid="000b093b" fo:background-color="transparent" style:font-size-asian="15.75pt" style:font-size-complex="18pt"/>
    </style:style>
    <style:style style:name="T1" style:family="text">
      <style:text-properties officeooo:rsid="0005537a"/>
    </style:style>
    <style:style style:name="T2" style:family="text">
      <style:text-properties officeooo:rsid="00069aa2"/>
    </style:style>
    <style:style style:name="T3" style:family="text">
      <style:text-properties officeooo:rsid="0006f0a8"/>
    </style:style>
    <style:style style:name="T4" style:family="text">
      <style:text-properties officeooo:rsid="00072f28"/>
    </style:style>
    <style:style style:name="T5" style:family="text">
      <style:text-properties style:text-underline-style="none" officeooo:rsid="00072f28" style:font-size-asian="12.25pt" style:font-weight-asian="normal" style:font-size-complex="14pt" style:font-weight-complex="normal"/>
    </style:style>
    <style:style style:name="T6" style:family="text">
      <style:text-properties style:text-underline-style="none" officeooo:rsid="00077c4c" style:font-size-asian="12.25pt" style:font-weight-asian="normal" style:font-size-complex="14pt" style:font-weight-complex="normal"/>
    </style:style>
    <style:style style:name="T7" style:family="text">
      <style:text-properties style:text-underline-style="none" officeooo:rsid="000938fc" style:font-size-asian="12.25pt" style:font-weight-asian="normal" style:font-size-complex="14pt" style:font-weight-complex="normal"/>
    </style:style>
    <style:style style:name="T8" style:family="text">
      <style:text-properties officeooo:rsid="000938fc" style:font-size-asian="12.25pt" style:font-weight-asian="normal" style:font-size-complex="14pt" style:font-weight-complex="normal"/>
    </style:style>
    <style:style style:name="T9" style:family="text">
      <style:text-properties officeooo:rsid="000b093b"/>
    </style:style>
    <style:style style:name="T10" style:family="text">
      <style:text-properties style:font-name="Droid Sans Mono" fo:font-size="15pt"/>
    </style:style>
    <style:style style:name="T11" style:family="text">
      <style:text-properties style:font-name="Droid Sans Mono" fo:font-size="15pt" style:text-underline-style="none" officeooo:rsid="00072f28" style:font-size-asian="12.25pt" style:font-weight-asian="normal" style:font-size-complex="14pt" style:font-weight-complex="normal"/>
    </style:style>
    <style:style style:name="T12" style:family="text">
      <style:text-properties style:font-name="Droid Sans Mono" fo:font-size="15pt" style:text-underline-style="none" officeooo:rsid="00096380" style:font-size-asian="12.25pt" style:font-weight-asian="normal" style:font-size-complex="14pt" style:font-weight-complex="normal"/>
    </style:style>
    <style:style style:name="T13" style:family="text">
      <style:text-properties style:font-name="Droid Sans Mono" fo:font-size="15pt" style:text-underline-style="none" officeooo:rsid="00077c4c" style:font-size-asian="12.25pt" style:font-weight-asian="normal" style:font-size-complex="14pt" style:font-weight-complex="normal"/>
    </style:style>
    <style:style style:name="T14" style:family="text">
      <style:text-properties style:font-name="Droid Sans Mono" fo:font-size="15pt" style:text-underline-style="none" officeooo:rsid="000938fc" style:font-size-asian="12.25pt" style:font-weight-asian="normal" style:font-size-complex="14pt" style:font-weight-complex="normal"/>
    </style:style>
    <style:style style:name="T15" style:family="text">
      <style:text-properties style:font-name="Droid Sans Mono" fo:font-size="15pt" style:text-underline-style="none" officeooo:rsid="000b1d4c" style:font-size-asian="12.25pt" style:font-weight-asian="normal" style:font-size-complex="14pt" style:font-weight-complex="normal"/>
    </style:style>
    <style:style style:name="T16" style:family="text">
      <style:text-properties style:font-name="Droid Sans Mono" fo:font-size="15pt" officeooo:rsid="000938fc" style:font-weight-asian="normal" style:font-weight-complex="normal"/>
    </style:style>
    <style:style style:name="T17" style:family="text">
      <style:text-properties style:font-name="Droid Sans Mono" fo:font-size="15pt" officeooo:rsid="000938fc" style:font-size-asian="12.25pt" style:font-weight-asian="normal" style:font-size-complex="14pt" style:font-weight-complex="normal"/>
    </style:style>
    <style:style style:name="T18" style:family="text">
      <style:text-properties fo:font-weight="normal"/>
    </style:style>
    <style:style style:name="T19" style:family="text">
      <style:text-properties fo:font-weight="normal" officeooo:rsid="000b1d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w Buffer Management Policies</text:p>
      <text:p text:style-name="P5">-Soham Tripathy CS20B073, Teja Vardhan CS20B046</text:p>
      <text:p text:style-name="P5"/>
      <text:p text:style-name="P5"/>
      <text:p text:style-name="P5"/>
      <text:p text:style-name="P6">Abstract</text:p>
      <text:p text:style-name="P6"/>
      <text:p text:style-name="P8">To implement a <text:span text:style-name="T1">Hybrid-Row-Buffer-Management Policy (Adaptive Management Policy). </text:span></text:p>
      <text:p text:style-name="P8"/>
      <text:p text:style-name="P8"/>
      <text:p text:style-name="P34">1. Implementation of the Row Buffer Management Policy</text:p>
      <text:p text:style-name="P9"/>
      <text:p text:style-name="P9">We implemented a 4-bit saturation counter, and chose two threshold values, 10 and 6 for High-Threshold and Low-Threshold respectively. </text:p>
      <text:p text:style-name="P9"/>
      <text:p text:style-name="P9">Initially we have set the counter to 8, and started with open based policy.</text:p>
      <text:p text:style-name="P9"/>
      <text:p text:style-name="P9">We switch from open to closed based policy if the counter exceeds the High-Threshold, and from closed to open based policy if the counter drops bellow the Low-Threshold.</text:p>
      <text:p text:style-name="P9"/>
      <text:p text:style-name="P9">Under Open-Page policy, if there is a page miss then we increment the counter. For this, we use the dram_state array specified in the memory controller, this gives the <text:span text:style-name="T2">row which is currently active, if this is not equal to the row specified by the request then, </text:span><text:span text:style-name="T3">the miss is identified and the counter is changed.</text:span></text:p>
      <text:p text:style-name="P9"/>
      <text:p text:style-name="P10">Under Closed-Page policy, if there is a page hit with the last closed page, then counter is decre.mented. For this we created a recent closed array, which keeps track of the previously closed page. Then we compare the current page with it, if it is the same then counter is changed accordingly.</text:p>
      <text:p text:style-name="P10"/>
      <text:p text:style-name="P10">In any other case no action is taken.</text:p>
      <text:p text:style-name="P10"/>
      <text:p text:style-name="P35">2. <text:span text:style-name="T4">The Best Policy - Cycles taken by each policy</text:span></text:p>
      <text:p text:style-name="P11"/>
      <text:p text:style-name="P25">Open based</text:p>
      <text:p text:style-name="P25"/>
      <text:p text:style-name="P29"><text:span text:style-name="T5">2cores - input/black – </text:span><text:span text:style-name="T10">Cycles 208459212</text:span></text:p>
      <text:p text:style-name="P29"><text:span text:style-name="T5">2 cores - input/freq – </text:span><text:span text:style-name="T10">Cycles 208459212</text:span></text:p>
      <text:p text:style-name="P29"><text:span text:style-name="T10"/></text:p>
      <text:p text:style-name="P12"/>
      <text:p text:style-name="P29"><text:span text:style-name="T5">2 cores - input/comm1 - </text:span><text:span text:style-name="T10">Cycles 257303732</text:span></text:p>
      <text:p text:style-name="P12"/>
      <text:p text:style-name="P12"/>
      <text:p text:style-name="P29"><text:span text:style-name="T5">2 cores – input/comm1 - </text:span><text:span text:style-name="T10">Cycles 347019637</text:span></text:p>
      <text:p text:style-name="P29"><text:soft-page-break/><text:span text:style-name="T5">2 cores – input/comm2 - </text:span><text:span text:style-name="T10">Cycles 347019637</text:span></text:p>
      <text:p text:style-name="P12"/>
      <text:p text:style-name="P12"/>
      <text:p text:style-name="P29"><text:span text:style-name="T5">1 core – input/comm</text:span><text:span text:style-name="T7">2</text:span><text:span text:style-name="T5"> - </text:span><text:span text:style-name="T10">Cycles 303069945</text:span></text:p>
      <text:p text:style-name="P12"/>
      <text:p text:style-name="P12"/>
      <text:p text:style-name="P29"><text:span text:style-name="T5">2 cores – input/face, 2 co</text:span><text:span text:style-name="T6">res – input/ferret - </text:span><text:span text:style-name="T10">Cycles 272933485</text:span></text:p>
      <text:p text:style-name="P12"/>
      <text:p text:style-name="P12"/>
      <text:p text:style-name="P30"><text:span text:style-name="T6">2 cores each for – input/fluid, input/swapt, input/comm2, input/ferret - </text:span><text:span text:style-name="T10">Cycles 421758733</text:span></text:p>
      <text:p text:style-name="P16"/>
      <text:p text:style-name="P16"/>
      <text:p text:style-name="P31"><text:span text:style-name="T7">2 cores each for – input/fluid, </text:span><text:span text:style-name="T6">input/swapt, input/comm2, input/ferret, </text:span><text:span text:style-name="T7">input/black, input/freq, input/comm1, input/stream - </text:span><text:span text:style-name="T10">Cycles 530213121</text:span></text:p>
      <text:p text:style-name="P20"/>
      <text:p text:style-name="P20"/>
      <text:p text:style-name="P31"><text:span text:style-name="T7">2 cores – input/comm2, 1 core each for – input/fluid, input/swapt - </text:span><text:span text:style-name="T10">Cycles 343904097</text:span></text:p>
      <text:p text:style-name="P20"/>
      <text:p text:style-name="P20"/>
      <text:p text:style-name="P31"><text:span text:style-name="T7">1 core each – input/MT0, input/MT1, input/MT2, input/MT3 - </text:span><text:span text:style-name="T10">Cycles 450486649</text:span></text:p>
      <text:p text:style-name="P20"/>
      <text:p text:style-name="P20"/>
      <text:p text:style-name="P31"><text:span text:style-name="T7">4 cores – input/stream - </text:span><text:span text:style-name="T10">Cycles 215059516</text:span></text:p>
      <text:p text:style-name="P20"/>
      <text:p text:style-name="P20"/>
      <text:p text:style-name="P26">Closed Based </text:p>
      <text:p text:style-name="P26"/>
      <text:p text:style-name="P31"><text:span text:style-name="T5">2cores - input/black – </text:span><text:span text:style-name="T11">Cycles 197510088</text:span></text:p>
      <text:p text:style-name="P31"><text:span text:style-name="T5">2 cores - input/freq – </text:span><text:span text:style-name="T11">Cycles 197510088</text:span></text:p>
      <text:p text:style-name="P31"><text:span text:style-name="T10"/></text:p>
      <text:p text:style-name="P13"/>
      <text:p text:style-name="P31"><text:span text:style-name="T5">2 cores - input/comm1 - </text:span><text:span text:style-name="T11">Cycles 232</text:span><text:span text:style-name="T12">5</text:span><text:span text:style-name="T11">36352</text:span></text:p>
      <text:p text:style-name="P13"/>
      <text:p text:style-name="P13"/>
      <text:p text:style-name="P31"><text:span text:style-name="T5">2 cores – input/comm1 - </text:span><text:span text:style-name="T11">Cycles 318549289</text:span></text:p>
      <text:p text:style-name="P31"><text:span text:style-name="T5">2 cores – input/comm2 - </text:span><text:span text:style-name="T11">Cycles 318549289</text:span></text:p>
      <text:p text:style-name="P13"/>
      <text:p text:style-name="P13"/>
      <text:p text:style-name="P31"><text:span text:style-name="T5">1 core – input/comm</text:span><text:span text:style-name="T7">2</text:span><text:span text:style-name="T5"> - </text:span><text:span text:style-name="T11">Cycles 269006193</text:span></text:p>
      <text:p text:style-name="P13"/>
      <text:p text:style-name="P13"/>
      <text:p text:style-name="P31"><text:span text:style-name="T5">2 cores – input/face, 2 co</text:span><text:span text:style-name="T6">res – input/ferret - </text:span><text:span text:style-name="T13">Cycles 255357697</text:span></text:p>
      <text:p text:style-name="P13"><text:soft-page-break/></text:p>
      <text:p text:style-name="P13"/>
      <text:p text:style-name="P31"><text:span text:style-name="T6">2 cores each for – input/fluid, input/swapt, input/comm2, input/ferret - </text:span><text:span text:style-name="T13">Cycles 392935533</text:span></text:p>
      <text:p text:style-name="P17"/>
      <text:p text:style-name="P17"/>
      <text:p text:style-name="P31"><text:span text:style-name="T7">2 cores each for – input/fluid, </text:span><text:span text:style-name="T6">input/swapt, input/comm2, input/ferret, </text:span><text:span text:style-name="T7">input/black, input/freq, input/comm1, input/stream - </text:span><text:span text:style-name="T14">Cycles 498002125</text:span></text:p>
      <text:p text:style-name="P20"/>
      <text:p text:style-name="P20"/>
      <text:p text:style-name="P31"><text:span text:style-name="T7">2 cores – input/comm2, 1 core each for – input/fluid, input/swapt - </text:span><text:span text:style-name="T14">Cycles 314517769</text:span></text:p>
      <text:p text:style-name="P20"/>
      <text:p text:style-name="P20"/>
      <text:p text:style-name="P31"><text:span text:style-name="T7">1 core each – input/MT0, input/MT1, input/MT2, input/MT3 - </text:span><text:span text:style-name="T14">Cycles 421163857</text:span></text:p>
      <text:p text:style-name="P20"/>
      <text:p text:style-name="P20"/>
      <text:p text:style-name="P31"><text:span text:style-name="T7">4 cores – input/stream - </text:span><text:span text:style-name="T14">Cycles 203539368</text:span></text:p>
      <text:p text:style-name="P20"/>
      <text:p text:style-name="P20"/>
      <text:p text:style-name="P20"/>
      <text:p text:style-name="P27">Hybrid Based</text:p>
      <text:p text:style-name="P27"/>
      <text:p text:style-name="P27"/>
      <text:p text:style-name="P32"><text:span text:style-name="T5">2cores - input/black – </text:span><text:span text:style-name="T11">Cycles 197317152</text:span></text:p>
      <text:p text:style-name="P32"><text:span text:style-name="T5">2 cores - input/freq – </text:span><text:span text:style-name="T11">Cycles 197317152</text:span></text:p>
      <text:p text:style-name="P32"><text:span text:style-name="T10"/></text:p>
      <text:p text:style-name="P14"/>
      <text:p text:style-name="P32"><text:span text:style-name="T5">2 cores - input/comm1 - </text:span><text:span text:style-name="T11">Cycles 232</text:span><text:span text:style-name="T12">0</text:span><text:span text:style-name="T11">50868</text:span></text:p>
      <text:p text:style-name="P14"/>
      <text:p text:style-name="P14"/>
      <text:p text:style-name="P32"><text:span text:style-name="T5">2 cores – input/comm1 - </text:span><text:span text:style-name="T11">Cycles 318374645</text:span></text:p>
      <text:p text:style-name="P32"><text:span text:style-name="T5">2 cores – input/comm2 - </text:span><text:span text:style-name="T11">Cycles 318374645</text:span></text:p>
      <text:p text:style-name="P14"/>
      <text:p text:style-name="P14"/>
      <text:p text:style-name="P32"><text:span text:style-name="T5">1 core – input/comm</text:span><text:span text:style-name="T7">2</text:span><text:span text:style-name="T5"> - </text:span><text:span text:style-name="T11">Cycles 269034753</text:span></text:p>
      <text:p text:style-name="P14"/>
      <text:p text:style-name="P14"/>
      <text:p text:style-name="P32"><text:span text:style-name="T5">2 cores – input/face, 2 co</text:span><text:span text:style-name="T6">res – input/ferret - </text:span><text:span text:style-name="T13">Cycles 255412501</text:span></text:p>
      <text:p text:style-name="P14"/>
      <text:p text:style-name="P14"/>
      <text:p text:style-name="P32"><text:span text:style-name="T6">2 cores each for – input/fluid, input/swapt, input/comm2, input/ferret - </text:span><text:span text:style-name="T13">Cycles 393107393</text:span></text:p>
      <text:p text:style-name="P32"><text:span text:style-name="T13"/></text:p>
      <text:p text:style-name="P18"><text:soft-page-break/></text:p>
      <text:p text:style-name="P18"/>
      <text:p text:style-name="P32"><text:span text:style-name="T7">2 cores each for – input/fluid, </text:span><text:span text:style-name="T6">input/swapt, input/comm2, input/ferret, </text:span><text:span text:style-name="T7">input/black, input/freq, input/comm1, input/stream - </text:span><text:span text:style-name="T14">Cycles 498585945</text:span></text:p>
      <text:p text:style-name="P32"><text:span text:style-name="T14"/></text:p>
      <text:p text:style-name="P21"/>
      <text:p text:style-name="P32"><text:span text:style-name="T7">2 cores – input/comm2, 1 core each for – input/fluid, input/swapt - </text:span><text:span text:style-name="T14">Cycles 314477061</text:span></text:p>
      <text:p text:style-name="P21"/>
      <text:p text:style-name="P21"/>
      <text:p text:style-name="P32"><text:span text:style-name="T7">1 core each – input/MT0, input/MT1, input/MT2, input/MT3 - </text:span><text:span text:style-name="T14">Cycles 421</text:span><text:span text:style-name="T15">1</text:span><text:span text:style-name="T14">04269</text:span></text:p>
      <text:p text:style-name="P21"/>
      <text:p text:style-name="P21"/>
      <text:p text:style-name="P32"><text:span text:style-name="T7">4 cores – input/stream - </text:span><text:span text:style-name="T16">Cycles 203639468</text:span></text:p>
      <text:p text:style-name="P32"><text:span text:style-name="T14"/></text:p>
      <text:p text:style-name="P32"><text:span text:style-name="T14"/></text:p>
      <text:p text:style-name="P23">Since, closed-page policy performed better on <text:span text:style-name="T9">5</text:span> test parameters and hybrid-policy on <text:span text:style-name="T9">5</text:span> test. We say that hybrid implementation is better.</text:p>
      <text:p text:style-name="P12"/>
      <text:p text:style-name="P12"/>
      <text:p text:style-name="P36">3. Two Address Mapping comparison</text:p>
      <text:p text:style-name="P36"/>
      <text:p text:style-name="P7">For Address mapping 2</text:p>
      <text:p text:style-name="P7"/>
      <text:p text:style-name="P28">Hybrid Based</text:p>
      <text:p text:style-name="P28"/>
      <text:p text:style-name="P28"/>
      <text:p text:style-name="P33"><text:span text:style-name="T5">2cores - input/black – </text:span><text:span text:style-name="T11">Cycles 197317152</text:span></text:p>
      <text:p text:style-name="P33"><text:span text:style-name="T5">2 cores - input/freq – </text:span><text:span text:style-name="T11">Cycles 197317152</text:span></text:p>
      <text:p text:style-name="P33"><text:span text:style-name="T10"/></text:p>
      <text:p text:style-name="P15"/>
      <text:p text:style-name="P33"><text:span text:style-name="T5">2 cores - input/comm1 - </text:span><text:span text:style-name="T11">Cycles 232</text:span><text:span text:style-name="T12">0</text:span><text:span text:style-name="T11">50868</text:span></text:p>
      <text:p text:style-name="P15"/>
      <text:p text:style-name="P15"/>
      <text:p text:style-name="P33"><text:span text:style-name="T5">2 cores – input/comm1 - </text:span><text:span text:style-name="T11">Cycles 318374645</text:span></text:p>
      <text:p text:style-name="P33"><text:span text:style-name="T5">2 cores – input/comm2 - </text:span><text:span text:style-name="T11">Cycles 318374645</text:span></text:p>
      <text:p text:style-name="P15"/>
      <text:p text:style-name="P15"/>
      <text:p text:style-name="P33"><text:span text:style-name="T5">1 core – input/comm</text:span><text:span text:style-name="T7">2</text:span><text:span text:style-name="T5"> - </text:span><text:span text:style-name="T11">Cycles 269034753</text:span></text:p>
      <text:p text:style-name="P15"/>
      <text:p text:style-name="P15"/>
      <text:p text:style-name="P33"><text:span text:style-name="T5">2 cores – input/face, 2 co</text:span><text:span text:style-name="T6">res – input/ferret - </text:span><text:span text:style-name="T13">Cycles 255412501</text:span></text:p>
      <text:p text:style-name="P15"/>
      <text:p text:style-name="P15"/>
      <text:p text:style-name="P33"><text:soft-page-break/><text:span text:style-name="T6">2 cores each for – input/fluid, input/swapt, input/comm2, input/ferret - </text:span><text:span text:style-name="T13">Cycles 393107393</text:span></text:p>
      <text:p text:style-name="P33"><text:span text:style-name="T13"/></text:p>
      <text:p text:style-name="P19"/>
      <text:p text:style-name="P19"/>
      <text:p text:style-name="P33"><text:span text:style-name="T7">2 cores each for – input/fluid, </text:span><text:span text:style-name="T6">input/swapt, input/comm2, input/ferret, </text:span><text:span text:style-name="T7">input/black, input/freq, input/comm1, input/stream - </text:span><text:span text:style-name="T14">Cycles 498585945</text:span></text:p>
      <text:p text:style-name="P33"><text:span text:style-name="T14"/></text:p>
      <text:p text:style-name="P22"/>
      <text:p text:style-name="P33"><text:span text:style-name="T7">2 cores – input/comm2, 1 core each for – input/fluid, input/swapt - </text:span><text:span text:style-name="T14">Cycles 314477061</text:span></text:p>
      <text:p text:style-name="P22"/>
      <text:p text:style-name="P22"/>
      <text:p text:style-name="P33"><text:span text:style-name="T7">1 core each – input/MT0, input/MT1, input/MT2, input/MT3 - </text:span><text:span text:style-name="T14">Cycles 421</text:span><text:span text:style-name="T15">1</text:span><text:span text:style-name="T14">04269</text:span></text:p>
      <text:p text:style-name="P22"/>
      <text:p text:style-name="P22"/>
      <text:p text:style-name="P24"><text:span text:style-name="T8">4 cores – input/stream - </text:span><text:span text:style-name="T16">Cycles 203639468</text:span></text:p>
      <text:p text:style-name="P24"><text:span text:style-name="T17"/></text:p>
      <text:p text:style-name="P24"><text:span text:style-name="T8"/></text:p>
      <text:p text:style-name="P24"><text:span text:style-name="T8"/></text:p>
      <text:p text:style-name="P7">For Address Mapping 0</text:p>
      <text:p text:style-name="P7"/>
      <text:p text:style-name="P28">Hybrid Based</text:p>
      <text:p text:style-name="P28"/>
      <text:p text:style-name="P28"/>
      <text:p text:style-name="P33"><text:span text:style-name="T5">2cores - input/black – </text:span><text:span text:style-name="T11">Cycles 199356088</text:span></text:p>
      <text:p text:style-name="P33"><text:span text:style-name="T5">2 cores - input/freq – </text:span><text:span text:style-name="T11">Cycles 199356088</text:span></text:p>
      <text:p text:style-name="P33"><text:span text:style-name="T11"/></text:p>
      <text:p text:style-name="P15"/>
      <text:p text:style-name="P33"><text:span text:style-name="T5">2 cores - input/comm1 - </text:span><text:span text:style-name="T11">Cycles 236611668</text:span></text:p>
      <text:p text:style-name="P33"><text:span text:style-name="T11"/></text:p>
      <text:p text:style-name="P15"/>
      <text:p text:style-name="P33"><text:span text:style-name="T5">2 cores – input/comm1 - </text:span><text:span text:style-name="T11">Cycles 314418420</text:span></text:p>
      <text:p text:style-name="P33"><text:span text:style-name="T5">2 cores – input/comm2 - </text:span><text:span text:style-name="T11">Cycles 314418420</text:span></text:p>
      <text:p text:style-name="P33"><text:span text:style-name="T11"/></text:p>
      <text:p text:style-name="P15"/>
      <text:p text:style-name="P33"><text:span text:style-name="T5">1 core – input/comm</text:span><text:span text:style-name="T7">2</text:span><text:span text:style-name="T5"> - </text:span><text:span text:style-name="T11">Cycles 261421748</text:span></text:p>
      <text:p text:style-name="P33"><text:span text:style-name="T11"/></text:p>
      <text:p text:style-name="P15"/>
      <text:p text:style-name="P33"><text:span text:style-name="T5">2 cores – input/face, 2 co</text:span><text:span text:style-name="T6">res – input/ferret - </text:span><text:span text:style-name="T13">Cycles 299555964</text:span></text:p>
      <text:p text:style-name="P33"><text:span text:style-name="T13"/></text:p>
      <text:p text:style-name="P15"/>
      <text:p text:style-name="P33"><text:span text:style-name="T6">2 cores each for – input/fluid, input/swapt, input/comm2, input/ferret - </text:span><text:span text:style-name="T13">Cycles 416882840</text:span></text:p>
      <text:p text:style-name="P33"><text:soft-page-break/><text:span text:style-name="T13"/></text:p>
      <text:p text:style-name="P19"/>
      <text:p text:style-name="P19"/>
      <text:p text:style-name="P33"><text:span text:style-name="T7">2 cores each for – input/fluid, </text:span><text:span text:style-name="T6">input/swapt, input/comm2, input/ferret, </text:span><text:span text:style-name="T7">input/black, input/freq, input/comm1, input/stream - </text:span><text:span text:style-name="T14">Cycles 517556240</text:span></text:p>
      <text:p text:style-name="P33"><text:span text:style-name="T14"/></text:p>
      <text:p text:style-name="P22"/>
      <text:p text:style-name="P33"><text:span text:style-name="T7">2 cores – input/comm2, 1 core each for – input/fluid, input/swapt - </text:span><text:span text:style-name="T14">Cycles 323249048</text:span></text:p>
      <text:p text:style-name="P33"><text:span text:style-name="T14"/></text:p>
      <text:p text:style-name="P22"/>
      <text:p text:style-name="P33"><text:span text:style-name="T7">1 core each – input/MT0, input/MT1, input/MT2, input/MT3 - </text:span><text:span text:style-name="T14">Cycles 424806505</text:span></text:p>
      <text:p text:style-name="P33"><text:span text:style-name="T14"/></text:p>
      <text:p text:style-name="P22"/>
      <text:p text:style-name="P33"><text:span text:style-name="T7">4 cores – input/stream - </text:span><text:span text:style-name="T17">Cycles 213979040</text:span></text:p>
      <text:p text:style-name="P24"><text:span text:style-name="T17"/></text:p>
      <text:p text:style-name="P24"><text:span text:style-name="T16"/></text:p>
      <text:p text:style-name="P3">Table Of Performance - Cycles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 table:style-name="TableLine94593264226832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8">Open</text:p>
          </table:table-cell>
          <table:table-cell table:style-name="Table1.A1" office:value-type="string">
            <text:p text:style-name="P38">Closed</text:p>
          </table:table-cell>
          <table:table-cell table:style-name="Table1.D1" office:value-type="string">
            <text:p text:style-name="P38">Hybrid</text:p>
          </table:table-cell>
        </table:table-row>
        <table:table-row table:style-name="TableLine94593264226832">
          <table:table-cell table:style-name="Table1.A2" office:value-type="string">
            <text:p text:style-name="P38">1 Test</text:p>
          </table:table-cell>
          <table:table-cell table:style-name="Table1.A2" office:value-type="string">
            <text:p text:style-name="P1"><text:span text:style-name="T18">208459212</text:span></text:p>
          </table:table-cell>
          <table:table-cell table:style-name="Table1.A2" office:value-type="string">
            <text:p text:style-name="P1"><text:span text:style-name="T18">197510088</text:span></text:p>
          </table:table-cell>
          <table:table-cell table:style-name="Table1.D2" office:value-type="string">
            <text:p text:style-name="P1"><text:span text:style-name="T18">197317152</text:span></text:p>
          </table:table-cell>
        </table:table-row>
        <table:table-row table:style-name="TableLine94593264226832">
          <table:table-cell table:style-name="Table1.A2" office:value-type="string">
            <text:p text:style-name="P38">2 Test</text:p>
          </table:table-cell>
          <table:table-cell table:style-name="Table1.A2" office:value-type="string">
            <text:p text:style-name="P1"><text:span text:style-name="T18">257303732</text:span></text:p>
          </table:table-cell>
          <table:table-cell table:style-name="Table1.A2" office:value-type="string">
            <text:p text:style-name="P1"><text:span text:style-name="T18">232550868</text:span></text:p>
          </table:table-cell>
          <table:table-cell table:style-name="Table1.D2" office:value-type="string">
            <text:p text:style-name="P1"><text:span text:style-name="T18">232036352</text:span></text:p>
          </table:table-cell>
        </table:table-row>
        <table:table-row table:style-name="TableLine94593264226832">
          <table:table-cell table:style-name="Table1.A2" office:value-type="string">
            <text:p text:style-name="P38">3 Test</text:p>
          </table:table-cell>
          <table:table-cell table:style-name="Table1.A2" office:value-type="string">
            <text:p text:style-name="P1"><text:span text:style-name="T18">347019637</text:span></text:p>
          </table:table-cell>
          <table:table-cell table:style-name="Table1.A2" office:value-type="string">
            <text:p text:style-name="P1"><text:span text:style-name="T18">318549289</text:span></text:p>
          </table:table-cell>
          <table:table-cell table:style-name="Table1.D2" office:value-type="string">
            <text:p text:style-name="P1"><text:span text:style-name="T18">318374645</text:span></text:p>
          </table:table-cell>
        </table:table-row>
        <table:table-row table:style-name="TableLine94593264226832">
          <table:table-cell table:style-name="Table1.A2" office:value-type="string">
            <text:p text:style-name="P38">4 Test</text:p>
          </table:table-cell>
          <table:table-cell table:style-name="Table1.A2" office:value-type="string">
            <text:p text:style-name="P1"><text:span text:style-name="T18">303069945</text:span></text:p>
          </table:table-cell>
          <table:table-cell table:style-name="Table1.A2" office:value-type="string">
            <text:p text:style-name="P1"><text:span text:style-name="T18">269006193</text:span></text:p>
          </table:table-cell>
          <table:table-cell table:style-name="Table1.D2" office:value-type="string">
            <text:p text:style-name="P1"><text:span text:style-name="T18">269034753</text:span></text:p>
          </table:table-cell>
        </table:table-row>
        <table:table-row table:style-name="TableLine94593264226832">
          <table:table-cell table:style-name="Table1.A2" office:value-type="string">
            <text:p text:style-name="P38">5 Test</text:p>
          </table:table-cell>
          <table:table-cell table:style-name="Table1.A2" office:value-type="string">
            <text:p text:style-name="P1"><text:span text:style-name="T18">272933485</text:span></text:p>
          </table:table-cell>
          <table:table-cell table:style-name="Table1.A2" office:value-type="string">
            <text:p text:style-name="P1"><text:span text:style-name="T18">255357697</text:span></text:p>
          </table:table-cell>
          <table:table-cell table:style-name="Table1.D2" office:value-type="string">
            <text:p text:style-name="P1"><text:span text:style-name="T18">255412501</text:span></text:p>
          </table:table-cell>
        </table:table-row>
        <table:table-row table:style-name="TableLine94593264226832">
          <table:table-cell table:style-name="Table1.A2" office:value-type="string">
            <text:p text:style-name="P38">6 Test</text:p>
          </table:table-cell>
          <table:table-cell table:style-name="Table1.A2" office:value-type="string">
            <text:p text:style-name="P1"><text:span text:style-name="T18">421758733</text:span></text:p>
          </table:table-cell>
          <table:table-cell table:style-name="Table1.A2" office:value-type="string">
            <text:p text:style-name="P1"><text:span text:style-name="T18">392935533</text:span></text:p>
          </table:table-cell>
          <table:table-cell table:style-name="Table1.D2" office:value-type="string">
            <text:p text:style-name="P1"><text:span text:style-name="T18">393107393</text:span></text:p>
          </table:table-cell>
        </table:table-row>
        <table:table-row table:style-name="TableLine94593264226832">
          <table:table-cell table:style-name="Table1.A2" office:value-type="string">
            <text:p text:style-name="P38">7 Test</text:p>
          </table:table-cell>
          <table:table-cell table:style-name="Table1.A2" office:value-type="string">
            <text:p text:style-name="P1"><text:span text:style-name="T18">530213121</text:span></text:p>
          </table:table-cell>
          <table:table-cell table:style-name="Table1.A2" office:value-type="string">
            <text:p text:style-name="P1"><text:span text:style-name="T18">498002125</text:span></text:p>
          </table:table-cell>
          <table:table-cell table:style-name="Table1.D2" office:value-type="string">
            <text:p text:style-name="P1"><text:span text:style-name="T18">498585945</text:span></text:p>
          </table:table-cell>
        </table:table-row>
        <table:table-row table:style-name="TableLine94593264226832">
          <table:table-cell table:style-name="Table1.A2" office:value-type="string">
            <text:p text:style-name="P38">8 Test</text:p>
          </table:table-cell>
          <table:table-cell table:style-name="Table1.A2" office:value-type="string">
            <text:p text:style-name="P1"><text:span text:style-name="T18">343904097</text:span></text:p>
          </table:table-cell>
          <table:table-cell table:style-name="Table1.A2" office:value-type="string">
            <text:p text:style-name="P1"><text:span text:style-name="T18">314517769</text:span></text:p>
          </table:table-cell>
          <table:table-cell table:style-name="Table1.D2" office:value-type="string">
            <text:p text:style-name="P1"><text:span text:style-name="T18">314477061</text:span></text:p>
          </table:table-cell>
        </table:table-row>
        <table:table-row table:style-name="TableLine94593264226832">
          <table:table-cell table:style-name="Table1.A2" office:value-type="string">
            <text:p text:style-name="P38">9 Test</text:p>
          </table:table-cell>
          <table:table-cell table:style-name="Table1.A2" office:value-type="string">
            <text:p text:style-name="P1"><text:span text:style-name="T18">450486649</text:span></text:p>
          </table:table-cell>
          <table:table-cell table:style-name="Table1.A2" office:value-type="string">
            <text:p text:style-name="P1"><text:span text:style-name="T18">421163857</text:span></text:p>
          </table:table-cell>
          <table:table-cell table:style-name="Table1.D2" office:value-type="string">
            <text:p text:style-name="P1"><text:span text:style-name="T18">421</text:span><text:span text:style-name="T19">1</text:span><text:span text:style-name="T18">04269</text:span></text:p>
          </table:table-cell>
        </table:table-row>
        <table:table-row table:style-name="TableLine94593264226832">
          <table:table-cell table:style-name="Table1.A2" office:value-type="string">
            <text:p text:style-name="P38">10 Test</text:p>
          </table:table-cell>
          <table:table-cell table:style-name="Table1.A2" office:value-type="string">
            <text:p text:style-name="P1"><text:span text:style-name="T18">215059516</text:span></text:p>
          </table:table-cell>
          <table:table-cell table:style-name="Table1.A2" office:value-type="string">
            <text:p text:style-name="P1"><text:span text:style-name="T18">203539368</text:span></text:p>
          </table:table-cell>
          <table:table-cell table:style-name="Table1.D2" office:value-type="string">
            <text:p text:style-name="P1"><text:span text:style-name="T18">203639468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0.9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1:59:39.624387876</meta:creation-date>
    <dc:date>2022-03-27T23:58:54.938253115</dc:date>
    <meta:editing-duration>PT24M29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6" meta:paragraph-count="125" meta:word-count="811" meta:character-count="5586" meta:non-whitespace-character-count="4832"/>
  </office:meta>
</office:document-meta>
</file>